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5.816cm" fo:min-width="2.137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929cm" fo:min-width="2.06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8.92cm" fo:min-width="3.971cm"/>
      <style:paragraph-properties style:writing-mode="lr-tb"/>
    </style:style>
    <style:style style:name="gr4" style:family="graphic" style:parent-style-name="objectwithoutfill">
      <style:graphic-properties svg:stroke-color="#004586" draw:marker-end="Arrow" draw:marker-end-width="0.3cm" draw:fill="none" draw:textarea-vertical-align="middle"/>
    </style:style>
    <style:style style:name="gr5" style:family="graphic" style:parent-style-name="standard">
      <style:graphic-properties svg:stroke-color="#990000" draw:fill-color="#ffffff" draw:textarea-horizontal-align="justify" draw:textarea-vertical-align="middle" draw:auto-grow-height="false" fo:min-height="6.327cm" fo:min-width="3.283cm"/>
      <style:paragraph-properties style:writing-mode="lr-tb"/>
    </style:style>
    <style:style style:name="gr6" style:family="graphic" style:parent-style-name="standard">
      <style:graphic-properties svg:stroke-color="#ff9900" draw:fill-color="#ffffff" draw:textarea-horizontal-align="justify" draw:textarea-vertical-align="middle" draw:auto-grow-height="false" fo:min-height="3.075cm" fo:min-width="2.825cm"/>
      <style:paragraph-properties style:writing-mode="lr-tb"/>
    </style:style>
    <style:style style:name="gr7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gr8" style:family="graphic" style:parent-style-name="standard">
      <style:graphic-properties svg:stroke-color="#006600" draw:fill-color="#ffffff" draw:textarea-horizontal-align="justify" draw:textarea-vertical-align="middle" draw:auto-grow-height="false" fo:min-height="3.303cm" fo:min-width="3.18cm"/>
      <style:paragraph-properties style:writing-mode="lr-tb"/>
    </style:style>
    <style:style style:name="gr9" style:family="graphic" style:parent-style-name="standard">
      <style:graphic-properties svg:stroke-color="#6600cc" draw:fill-color="#ffffff" draw:textarea-horizontal-align="justify" draw:textarea-vertical-align="middle" draw:auto-grow-height="false" fo:min-height="4.192cm" fo:min-width="3.053cm"/>
      <style:paragraph-properties style:writing-mode="lr-tb"/>
    </style:style>
    <style:style style:name="gr10" style:family="graphic" style:parent-style-name="standard">
      <style:graphic-properties svg:stroke-color="#6600cc" draw:fill-color="#ffffff" draw:textarea-horizontal-align="justify" draw:textarea-vertical-align="middle" draw:auto-grow-height="false" fo:min-height="2.502cm" fo:min-width="3.522cm"/>
      <style:paragraph-properties style:writing-mode="lr-tb"/>
    </style:style>
    <style:style style:name="gr11" style:family="graphic" style:parent-style-name="objectwithoutfill">
      <style:graphic-properties svg:stroke-color="#6600cc"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26cm" fo:min-width="5.956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272cm" fo:min-width="3.16cm"/>
      <style:paragraph-properties style:writing-mode="lr-tb"/>
    </style:style>
    <style:style style:name="gr14" style:family="graphic" style:parent-style-name="standard">
      <style:graphic-properties svg:stroke-color="#c06616" draw:fill-color="#ffffff" draw:textarea-horizontal-align="justify" draw:textarea-vertical-align="middle" draw:auto-grow-height="false" fo:min-height="5.438cm" fo:min-width="3.283cm"/>
      <style:paragraph-properties style:writing-mode="lr-tb"/>
    </style:style>
    <style:style style:name="gr15" style:family="graphic" style:parent-style-name="standard">
      <style:graphic-properties svg:stroke-color="#990000" draw:fill-color="#ffffff" draw:textarea-horizontal-align="justify" draw:textarea-vertical-align="middle" draw:auto-grow-height="false" fo:min-height="14.836cm" fo:min-width="3.283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 style:writing-mode="lr-tb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>
      <loext:graphic-properties draw:fill-color="#ffffff"/>
      <style:paragraph-properties fo:text-align="center" style:writing-mode="lr-tb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4586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9900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6600cc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8d281e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e8a202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127622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921cm" svg:height="6.35cm" svg:x="7.604cm" svg:y="4.175cm">
          <text:p text:style-name="P1"><text:span text:style-name="T1">Taxonomy</text:span></text:p>
          <text:p text:style-name="P1"><text:span text:style-name="T2">taxa_id</text:span></text:p>
          <text:p text:style-name="P1"><text:span text:style-name="T3">Kingdom</text:span></text:p>
          <text:p text:style-name="P1"><text:span text:style-name="T3">Phylum</text:span></text:p>
          <text:p text:style-name="P1"><text:span text:style-name="T3">Class</text:span></text:p>
          <text:p text:style-name="P1"><text:span text:style-name="T3">Orders</text:span></text:p>
          <text:p text:style-name="P1"><text:span text:style-name="T3">Family</text:span></text:p>
          <text:p text:style-name="P1"><text:span text:style-name="T3">Genus</text:span></text:p>
          <text:p text:style-name="P1"><text:span text:style-name="T3">Species</text:span></text:p>
          <text:p text:style-name="P1"><text:span text:style-name="T3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.794cm" svg:height="2.413cm" draw:transform="skewX (-0.00418879020478639) translate (2.143cm 6.588cm)">
          <text:p text:style-name="P1"><text:span text:style-name="T1">Common</text:span></text:p>
          <text:p text:style-name="P1"><text:span text:style-name="T2">taxa_id</text:span></text:p>
          <text:p text:style-name="P1"><text:span text:style-name="T3">Name</text:span></text:p>
          <text:p text:style-name="P1"><text:span text:style-name="T3">Cu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4.953cm" svg:height="9.652cm" svg:x="2.27cm" svg:y="10.906cm">
          <text:p text:style-name="P1"><text:span text:style-name="T1">Life_history</text:span></text:p>
          <text:p text:style-name="P1"><text:span text:style-name="T2">taxa_id</text:span></text:p>
          <text:p text:style-name="P1"><text:span text:style-name="T3">female_maturi</text:span><text:span text:style-name="T3">ty</text:span></text:p>
          <text:p text:style-name="P1"><text:span text:style-name="T3">male_maturity</text:span></text:p>
          <text:p text:style-name="P1"><text:span text:style-name="T3">Gestation</text:span></text:p>
          <text:p text:style-name="P1"><text:span text:style-name="T3">Weaning</text:span></text:p>
          <text:p text:style-name="P1"><text:span text:style-name="T3">Infancy</text:span></text:p>
          <text:p text:style-name="P1"><text:span text:style-name="T3">litter_size</text:span></text:p>
          <text:p text:style-name="P1"><text:span text:style-name="T3">litters_year</text:span></text:p>
          <text:p text:style-name="P1"><text:span text:style-name="T3">interbirth_inter</text:span><text:span text:style-name="T3">val</text:span></text:p>
          <text:p text:style-name="P1"><text:span text:style-name="T3">birth_weight</text:span></text:p>
          <text:p text:style-name="P1"><text:span text:style-name="T3">weaning_wei</text:span><text:span text:style-name="T3">ght</text:span></text:p>
          <text:p text:style-name="P1"><text:span text:style-name="T3">adult_weight</text:span></text:p>
          <text:p text:style-name="P1"><text:span text:style-name="T3">growth_rate</text:span></text:p>
          <text:p text:style-name="P1"><text:span text:style-name="T3">max_longevit</text:span><text:span text:style-name="T3">y</text:span></text:p>
          <text:p text:style-name="P1"><text:span text:style-name="T3">metabolic_rat</text:span><text:span text:style-name="T3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4.942cm" svg:y1="7.794cm" svg:x2="7.604cm" svg:y2="7.35cm" draw:start-shape="id1" draw:start-glue-point="1" draw:end-shape="id2" svg:d="M4942 7794h1333v-444h1329" svg:viewBox="0 0 2663 445">
          <text:p/>
        </draw:connector>
        <draw:connector draw:style-name="gr4" draw:text-style-name="P3" draw:layer="layout" svg:x1="7.223cm" svg:y1="15.732cm" svg:x2="9.064cm" svg:y2="10.525cm" draw:start-shape="id3" draw:start-glue-point="1" draw:end-shape="id2" draw:end-glue-point="2" svg:d="M7223 15732h1841v-5207" svg:viewBox="0 0 1842 5208">
          <text:p/>
        </draw:connector>
        <draw:custom-shape draw:style-name="gr5" draw:text-style-name="P2" xml:id="id4" draw:id="id4" draw:layer="layout" svg:width="4.191cm" svg:height="6.985cm" svg:x="11.922cm" svg:y="4.556cm">
          <text:p text:style-name="P1"><text:span text:style-name="T1">Patient</text:span></text:p>
          <text:p text:style-name="P1"><text:span text:style-name="T4">ID</text:span></text:p>
          <text:p text:style-name="P1"><text:span text:style-name="T3">Sex</text:span></text:p>
          <text:p text:style-name="P1"><text:span text:style-name="T3">Age</text:span></text:p>
          <text:p text:style-name="P1"><text:span text:style-name="T3">Infant</text:span></text:p>
          <text:p text:style-name="P1"><text:span text:style-name="T3">Castrated</text:span></text:p>
          <text:p text:style-name="P1"><text:span text:style-name="T2">taxa_id</text:span></text:p>
          <text:p text:style-name="P1"><text:span text:style-name="T3">source_id</text:span></text:p>
          <text:p text:style-name="P1"><text:span text:style-name="T3">source_name</text:span></text:p>
          <text:p text:style-name="P1"><text:span text:style-name="T3">Date</text:span></text:p>
          <text:p text:style-name="P1"><text:span text:style-name="T3">Year</text:span></text:p>
          <text:p text:style-name="P1"><text:span text:style-name="T3">Com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0.525cm" svg:y1="7.35cm" svg:x2="11.922cm" svg:y2="8.048cm" draw:start-shape="id2" draw:end-shape="id4" svg:d="M10525 7350h698v698h699" svg:viewBox="0 0 1398 699">
          <text:p/>
        </draw:connector>
        <draw:custom-shape draw:style-name="gr6" draw:text-style-name="P2" xml:id="id5" draw:id="id5" draw:layer="layout" svg:width="3.683cm" svg:height="3.683cm" svg:x="16.748cm" svg:y="1.889cm">
          <text:p text:style-name="P1"><text:span text:style-name="T1">Diagnosis</text:span></text:p>
          <text:p text:style-name="P1"><text:span text:style-name="T4">ID</text:span></text:p>
          <text:p text:style-name="P1"><text:span text:style-name="T3">Masspresent</text:span></text:p>
          <text:p text:style-name="P1"><text:span text:style-name="T3">Hyperplasia</text:span></text:p>
          <text:p text:style-name="P1"><text:span text:style-name="T3">Necropsy</text:span></text:p>
          <text:p text:style-name="P1"><text:span text:style-name="T3">Metasta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748cm" svg:y1="3.73cm" svg:x2="14.017cm" svg:y2="4.556cm" draw:start-shape="id5" draw:start-glue-point="3" draw:end-shape="id4" svg:d="M16748 3730h-2731v826" svg:viewBox="0 0 2732 827">
          <text:p/>
        </draw:connector>
        <draw:custom-shape draw:style-name="gr8" draw:text-style-name="P2" xml:id="id6" draw:id="id6" draw:layer="layout" svg:width="4.064cm" svg:height="3.937cm" svg:x="17.51cm" svg:y="6.334cm">
          <text:p text:style-name="P1"><text:span text:style-name="T1">Tumor</text:span></text:p>
          <text:p text:style-name="P1"><text:span text:style-name="T4">ID</text:span></text:p>
          <text:p text:style-name="P1"><text:span text:style-name="T3">primary_tumor</text:span></text:p>
          <text:p text:style-name="P1"><text:span text:style-name="T3">Malignant</text:span></text:p>
          <text:p text:style-name="P4"><text:span text:style-name="T3">Type</text:span></text:p>
          <text:p text:style-name="P1"><text:span text:style-name="T3">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7.51cm" svg:y1="8.302cm" svg:x2="16.113cm" svg:y2="8.048cm" draw:start-shape="id6" draw:start-glue-point="3" draw:end-shape="id4" svg:d="M17510 8302h-698v-254h-699" svg:viewBox="0 0 1398 255">
          <text:p/>
        </draw:connector>
        <draw:custom-shape draw:style-name="gr9" draw:text-style-name="P2" xml:id="id7" draw:id="id7" draw:layer="layout" svg:width="3.937cm" svg:height="4.826cm" draw:transform="skewX (-0.000174532925199433) translate (16.747cm 14.335cm)">
          <text:p text:style-name="P1"><text:span text:style-name="T1">Source</text:span></text:p>
          <text:p text:style-name="P1"><text:span text:style-name="T4">ID</text:span></text:p>
          <text:p text:style-name="P1"><text:span text:style-name="T3">service_name</text:span></text:p>
          <text:p text:style-name="P1"><text:span text:style-name="T3">Zoo</text:span></text:p>
          <text:p text:style-name="P1"><text:span text:style-name="T3">Aza</text:span></text:p>
          <text:p text:style-name="P1"><text:span text:style-name="T3">Institute</text:span></text:p>
          <text:p text:style-name="P1"><text:span text:style-name="T3">Approved</text:span></text:p>
          <text:p text:style-name="P1"><text:span text:style-name="T5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747cm" svg:y1="16.748cm" svg:x2="14.017cm" svg:y2="11.541cm" draw:start-shape="id7" draw:start-glue-point="3" draw:end-shape="id4" draw:end-glue-point="2" svg:d="M16747 16748h-2730v-5207" svg:viewBox="0 0 2731 5208">
          <text:p/>
        </draw:connector>
        <draw:custom-shape draw:style-name="gr10" draw:text-style-name="P2" xml:id="id8" draw:id="id8" draw:layer="layout" svg:width="4.318cm" svg:height="3.048cm" svg:x="22.209cm" svg:y="11.922cm">
          <text:p text:style-name="P1"><text:span text:style-name="T1">Account</text:span><text:span text:style-name="T1">s</text:span></text:p>
          <text:p text:style-name="P1"><text:span text:style-name="T5">account_i</text:span><text:span text:style-name="T5">d</text:span></text:p>
          <text:p text:style-name="P1"><text:span text:style-name="T3">Account</text:span></text:p>
          <text:p text:style-name="P1"><text:span text:style-name="T3">submitter</text:span><text:span text:style-name="T3">_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20.684cm" svg:y1="16.748cm" svg:x2="22.209cm" svg:y2="13.446cm" draw:start-shape="id7" draw:start-glue-point="1" draw:end-shape="id8" draw:end-glue-point="3" svg:d="M20684 16748h763v-3302h762" svg:viewBox="0 0 1526 3303">
          <text:p/>
        </draw:connector>
        <draw:custom-shape draw:style-name="gr12" draw:text-style-name="P6" draw:layer="layout" svg:width="6.604cm" svg:height="1.524cm" svg:x="9.255cm" svg:y="1.381cm">
          <text:p text:style-name="P5"><text:span text:style-name="T6">Compara</text:span><text:span text:style-name="T6">tive </text:span><text:span text:style-name="T6">Oncolog</text:span><text:span text:style-name="T6">y </text:span></text:p>
          <text:p text:style-name="P5"><text:span text:style-name="T6">Database </text:span><text:span text:style-name="T6">Sche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9" draw:id="id9" draw:layer="layout" svg:width="3.932cm" svg:height="2.794cm" draw:transform="skewX (-0.00436332312998582) translate (1.762cm 2.397cm)">
          <text:p text:style-name="P1"><text:span text:style-name="T1">Denominators</text:span></text:p>
          <text:p text:style-name="P1"><text:span text:style-name="T2">taxa_id</text:span></text:p>
          <text:p text:style-name="P1"><text:span text:style-name="T3">Nonc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191cm" svg:height="6.096cm" svg:x="22.209cm" svg:y="1.889cm">
          <text:p text:style-name="P1"><text:span text:style-name="T1">Unmatched</text:span></text:p>
          <text:p text:style-name="P1"><text:span text:style-name="T3">sourceID</text:span></text:p>
          <text:p text:style-name="P1"><text:span text:style-name="T7">name</text:span></text:p>
          <text:p text:style-name="P1"><text:span text:style-name="T3">sex</text:span></text:p>
          <text:p text:style-name="P4"><text:span text:style-name="T3">age</text:span></text:p>
          <text:p text:style-name="P1"><text:span text:style-name="T3">date</text:span></text:p>
          <text:p text:style-name="P1"><text:span text:style-name="T3">masspresent</text:span></text:p>
          <text:p text:style-name="P1"><text:span text:style-name="T3">necropsy</text:span></text:p>
          <text:p text:style-name="P1"><text:span text:style-name="T3">comments</text:span></text:p>
          <text:p text:style-name="P1"><text:span text:style-name="T3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5.7cm" svg:y1="3.794cm" svg:x2="9.064cm" svg:y2="4.175cm" draw:start-shape="id9" draw:start-glue-point="1" draw:end-shape="id2" draw:end-glue-point="0" svg:d="M5700 3794h954v-120h2410v501" svg:viewBox="0 0 3365 502">
          <text:p/>
        </draw:connector>
      </draw:page>
      <draw:page draw:name="page2" draw:style-name="dp2" draw:master-page-name="Default">
        <draw:custom-shape draw:style-name="gr15" draw:text-style-name="P2" draw:layer="layout" svg:width="4.191cm" svg:height="15.494cm" svg:x="12.049cm" svg:y="3.159cm">
          <text:p text:style-name="P1"><text:span text:style-name="T8">ID</text:span></text:p>
          <text:p text:style-name="P1"><text:span text:style-name="T8">Sex</text:span></text:p>
          <text:p text:style-name="P1"><text:span text:style-name="T8">Age</text:span></text:p>
          <text:p text:style-name="P1"><text:span text:style-name="T8">Infant</text:span></text:p>
          <text:p text:style-name="P1"><text:span text:style-name="T8">Castrated</text:span></text:p>
          <text:p text:style-name="P1"><text:span text:style-name="T2">taxa_id</text:span></text:p>
          <text:p text:style-name="P1"><text:span text:style-name="T8">source_id</text:span></text:p>
          <text:p text:style-name="P1"><text:span text:style-name="T8">source_name</text:span></text:p>
          <text:p text:style-name="P1"><text:span text:style-name="T8">Date</text:span></text:p>
          <text:p text:style-name="P1"><text:span text:style-name="T8">Year</text:span></text:p>
          <text:p text:style-name="P1"><text:span text:style-name="T8">Comments</text:span></text:p>
          <text:p text:style-name="P4"><text:span text:style-name="T9">Masspresent</text:span></text:p>
          <text:p text:style-name="P4"><text:span text:style-name="T9">Hyperplasia</text:span></text:p>
          <text:p text:style-name="P4"><text:span text:style-name="T9">Necropsy</text:span></text:p>
          <text:p text:style-name="P4"><text:span text:style-name="T9">Metastasis</text:span></text:p>
          <text:p text:style-name="P4"><text:span text:style-name="T10">primary_tumor</text:span></text:p>
          <text:p text:style-name="P4"><text:span text:style-name="T10">Malignant</text:span></text:p>
          <text:p text:style-name="P4"><text:span text:style-name="T10">Type</text:span></text:p>
          <text:p text:style-name="P4"><text:span text:style-name="T10">Location</text:span></text:p>
          <text:p text:style-name="P4"><text:span text:style-name="T2">Kingdom</text:span></text:p>
          <text:p text:style-name="P4"><text:span text:style-name="T2">Phylum</text:span></text:p>
          <text:p text:style-name="P4"><text:span text:style-name="T2">Class</text:span></text:p>
          <text:p text:style-name="P4"><text:span text:style-name="T2">Orders</text:span></text:p>
          <text:p text:style-name="P4"><text:span text:style-name="T2">Family</text:span></text:p>
          <text:p text:style-name="P4"><text:span text:style-name="T2">Genus</text:span></text:p>
          <text:p text:style-name="P4"><text:span text:style-name="T2">Species</text:span></text:p>
          <text:p text:style-name="P4"><text:span text:style-name="T2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6.604cm" svg:height="1.524cm" svg:x="10.906cm" svg:y="1.381cm">
          <text:p text:style-name="P5"><text:span text:style-name="T6">Records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Times New Roman1" fo:font-family="'Times New Roman'" style:font-family-generic="roman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center" style:text-autospace="none"/>
      <style:text-properties fo:color="#00000a" style:font-name="Times New Roman1" fo:font-family="'Times New Roman'" style:font-family-generic="roman" fo:font-size="12pt" fo:language="en" fo:country="US" fo:font-weight="bold" style:font-name-asian="FreeSans1" style:font-family-asian="FreeSans" style:font-family-generic-asian="swiss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fo:color="#00000a" style:font-name="Times New Roman1" fo:font-family="'Times New Roman'" style:font-family-generic="roman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/>
      <style:text-properties fo:color="#00000a" style:font-name="Times New Roman1" fo:font-family="'Times New Roman'" style:font-family-generic="roman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fo:color="#00000a" style:font-name="Times New Roman1" fo:font-family="'Times New Roman'" style:font-family-generic="roman" fo:font-size="12pt" fo:language="en" fo:country="US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color="#00000a" style:font-name="Times New Roman1" fo:font-family="'Times New Roman'" style:font-family-generic="roman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color="#00000a" style:font-name="Times New Roman1" fo:font-family="'Times New Roman'" style:font-family-generic="roman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14T09:39:02.827524194</meta:creation-date>
    <dc:date>2021-09-27T10:27:46.461547983</dc:date>
    <meta:editing-duration>PT23H55M4S</meta:editing-duration>
    <meta:editing-cycles>76</meta:editing-cycles>
    <meta:generator>LibreOffice/6.4.7.2$Linux_X86_64 LibreOffice_project/40$Build-2</meta:generator>
    <meta:document-statistic meta:object-count="21"/>
  </office:meta>
</office:document-meta>
</file>